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5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4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3">Inserisci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3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3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1"><text:s/><text:span text:style-name="T4">a. Il direttore accede alla sezione relativa all'inserimento delle fasce di utenza orarie.</text:span></text:p>
            <text:p text:style-name="P14"/>
            <text:p text:style-name="P15"><text:s text:c="8"/>b. Il sistema mostra una form per inserire le varie informazioni.</text:p>
            <text:p text:style-name="P9"/>
            <text:p text:style-name="P8"><text:span text:style-name="T4">c</text:span>. <text:span text:style-name="T4">Il direttore inserisce le informazioni della nuova fascia oraria (orario di entrata e uscita bambino, retta) e sottomette al sistema</text:span></text:p>
            <text:p text:style-name="P10"/>
            <text:p text:style-name="P12"><text:span text:style-name="T4">d</text:span>. <text:span text:style-name="T4">Il sistema conferma l'avvenuto inserimento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4">i</text:span>l sistema mostra <text:span text:style-name="T4">la nuova fascia oraria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4">24</text:span>: <text:span text:style-name="T5">il direttore inserisce una fascia oraria per l'utenz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5</meta:editing-cycles>
    <meta:generator>LibreOffice/3.6$Windows_x86 LibreOffice_project/da8c1e6-fd468f4-454e206-f42a4a9-143cfd</meta:generator>
    <dc:date>2012-10-25T11:02:21.18</dc:date>
    <meta:document-statistic meta:table-count="1" meta:image-count="0" meta:object-count="0" meta:page-count="1" meta:paragraph-count="19" meta:word-count="122" meta:character-count="824" meta:non-whitespace-character-count="712"/>
    <meta:user-defined meta:name="Info 1"/>
    <meta:user-defined meta:name="Info 2"/>
    <meta:user-defined meta:name="Info 3"/>
    <meta:user-defined meta:name="Info 4"/>
  </office:meta>
</office:document-meta>
</file>